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, 'Helvetica Neue', Helvetica, Arial, sans-serif"/>
    <style:font-face style:name="monospace" svg:font-family="monospace, serif"/>
    <style:font-face style:name="system-ui" svg:font-family="system-ui, apple-system, 'Segoe UI', Roboto, Helvetica, Arial, sans-serif, 'Apple Color Emoji', 'Segoe UI Emoji'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fo:font-size="14pt" officeooo:paragraph-rsid="0015daaf" style:font-size-asian="14pt" style:font-size-complex="14pt"/>
    </style:style>
    <style:style style:name="P3" style:family="paragraph" style:parent-style-name="Horizontal_20_Line">
      <style:paragraph-properties fo:margin-right="9.901cm" style:border-line-width-bottom="0cm 0.004cm 0.002cm" fo:padding="0cm" fo:border-left="none" fo:border-right="none" fo:border-top="none" fo:border-bottom="0.06pt double #00b43f"/>
    </style:style>
    <style:style style:name="P4" style:family="paragraph" style:parent-style-name="Heading_20_2">
      <style:paragraph-properties fo:margin-top="0cm" fo:margin-bottom="0cm" style:contextual-spacing="false"/>
      <style:text-properties fo:font-size="14pt" style:font-size-asian="14pt" style:font-size-complex="14pt"/>
    </style:style>
    <style:style style:name="P5" style:family="paragraph" style:parent-style-name="Text_20_body">
      <style:paragraph-properties fo:margin-top="0cm" fo:margin-bottom="0cm" style:contextual-spacing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.529cm" fo:margin-bottom="0.529cm" style:contextual-spacing="false" fo:text-align="start" style:justify-single-word="false" fo:orphans="2" fo:widows="2" fo:text-indent="0cm" style:auto-text-indent="false"/>
    </style:style>
    <style:style style:name="T1" style:family="text">
      <style:text-properties officeooo:rsid="0015daaf"/>
    </style:style>
    <style:style style:name="T2" style:family="text">
      <style:text-properties officeooo:rsid="0015daaf" fo:background-color="#f5f5f5" loext:char-shading-value="0" loext:padding="0cm" loext:border="none"/>
    </style:style>
    <style:style style:name="T3" style:family="text">
      <style:text-properties fo:background-color="#f5f5f5" loext:char-shading-value="0" loext:padding="0cm" loext:border="none"/>
    </style:style>
    <style:style style:name="T4" style:family="text">
      <style:text-properties fo:font-variant="normal" fo:text-transform="none" fo:color="#646464" loext:opacity="100%" style:font-name="Open Sans" fo:font-style="normal" fo:font-weight="bold" fo:background-color="#f5f5f5" loext:char-shading-value="0" loext:padding="0cm" loext:border="none"/>
    </style:style>
    <style:style style:name="T5" style:family="text">
      <style:text-properties fo:font-variant="normal" fo:text-transform="none" fo:color="#313131" loext:opacity="100%" style:font-name="system-ui" fo:font-size="12pt" fo:letter-spacing="normal" fo:font-style="normal" fo:font-weight="normal"/>
    </style:style>
    <style:style style:name="T6" style:family="text">
      <style:text-properties fo:font-variant="normal" fo:text-transform="none" fo:color="#313131" loext:opacity="100%" style:font-name="system-ui" fo:font-size="12pt" fo:letter-spacing="normal" fo:font-style="italic" fo:font-weight="normal"/>
    </style:style>
    <style:style style:name="T7" style:family="text">
      <style:text-properties fo:font-variant="normal" fo:text-transform="none" fo:color="#313131" loext:opacity="100%" style:font-name="monospace" fo:font-size="12pt" fo:letter-spacing="normal" fo:font-style="normal" fo:font-weight="normal" fo:background-color="#f0f8ff" loext:char-shading-value="0" loext:padding="0cm" loext:border="none"/>
    </style:style>
    <style:style style:name="T8" style:family="text">
      <style:text-properties fo:font-variant="normal" fo:text-transform="none" fo:color="#313131" loext:opacity="100%" style:font-name="Open Sans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Strong_20_Emphasis"><text:span text:style-name="T4"><text:line-break/>Итоговое задание</text:span></text:span></text:h>
      <text:p text:style-name="P3"/>
      <text:p text:style-name="P6">Настоящие системы логирования очень распределенные и орудуют большим количеством связанных компонентов. Давайте попробуем создать подобный механизм. Ваши настройки логирования должны выполнять следующее:</text:p>
      <text:list text:style-name="L1">
        <text:list-item>
          <text:p text:style-name="P7"><text:span text:style-name="T5">В консоль должны выводиться все сообщения уровня </text:span><text:span text:style-name="Source_20_Text"><text:span text:style-name="T7">DEBUG</text:span></text:span><text:span text:style-name="T5"> и выше, включающие время, уровень сообщения, сообщения. Для сообщений </text:span><text:span text:style-name="Source_20_Text"><text:span text:style-name="T7">WARNING</text:span></text:span><text:span text:style-name="T5"> и выше дополнительно должен выводиться путь к источнику события (используется аргумент </text:span><text:span text:style-name="Source_20_Text"><text:span text:style-name="T7">pathname</text:span></text:span><text:span text:style-name="T5"> в форматировании). А для сообщений </text:span><text:span text:style-name="Source_20_Text"><text:span text:style-name="T7">ERROR</text:span></text:span><text:span text:style-name="T5"> и </text:span><text:span text:style-name="Source_20_Text"><text:span text:style-name="T7">CRITICAL</text:span></text:span><text:span text:style-name="T5"> еще должен выводить стэк ошибки (аргумент </text:span><text:span text:style-name="Source_20_Text"><text:span text:style-name="T7">exc_info</text:span></text:span><text:span text:style-name="T5">). Сюда должны попадать все сообщения с основного логгера </text:span><text:span text:style-name="Source_20_Text"><text:span text:style-name="T7">django</text:span></text:span><text:span text:style-name="T5">.</text:span></text:p>
        </text:list-item>
        <text:list-item>
          <text:p text:style-name="P7"><text:span text:style-name="T5">В файл </text:span><text:span text:style-name="Emphasis"><text:span text:style-name="T6">general.log</text:span></text:span><text:span text:style-name="T5"> должны выводиться сообщения уровня </text:span><text:span text:style-name="Source_20_Text"><text:span text:style-name="T7">INFO</text:span></text:span><text:span text:style-name="T5"> и выше только с указанием времени, уровня логирования, модуля, в котором возникло сообщение (аргумент </text:span><text:span text:style-name="Source_20_Text"><text:span text:style-name="T7">module</text:span></text:span><text:span text:style-name="T5">) и само сообщение. Сюда также попадают сообщения с регистратора </text:span><text:span text:style-name="Source_20_Text"><text:span text:style-name="T7">django</text:span></text:span></text:p>
        </text:list-item>
        <text:list-item>
          <text:p text:style-name="P7"><text:span text:style-name="T5">В файл </text:span><text:span text:style-name="Emphasis"><text:span text:style-name="T6">errors.log</text:span></text:span><text:span text:style-name="T5"> должны выводиться сообщения только уровня </text:span><text:span text:style-name="Source_20_Text"><text:span text:style-name="T7">ERROR</text:span></text:span><text:span text:style-name="T5"> и </text:span><text:span text:style-name="Source_20_Text"><text:span text:style-name="T7">CRITICAL</text:span></text:span><text:span text:style-name="T5">. В сообщении указывается время, уровень логирования, само сообщение, путь к источнику сообщения и стэк ошибки. В этот файл должны попадать сообщения только из логгеров </text:span><text:span text:style-name="Source_20_Text"><text:span text:style-name="T7">django.request</text:span></text:span><text:span text:style-name="T5">, </text:span><text:span text:style-name="Source_20_Text"><text:span text:style-name="T7">django.server</text:span></text:span><text:span text:style-name="T5">, </text:span><text:span text:style-name="Source_20_Text"><text:span text:style-name="T7">django.template</text:span></text:span><text:span text:style-name="T5">, </text:span><text:span text:style-name="Source_20_Text"><text:span text:style-name="T7">django.db_backends</text:span></text:span><text:span text:style-name="T5">.</text:span></text:p>
        </text:list-item>
        <text:list-item>
          <text:p text:style-name="P7"><text:span text:style-name="T5">В файл </text:span><text:span text:style-name="Emphasis"><text:span text:style-name="T6">security.log</text:span></text:span><text:span text:style-name="T5"> должны попадать только сообщения, связанные с безопасностью, а значит только из логгера </text:span><text:span text:style-name="Source_20_Text"><text:span text:style-name="T7">django.security</text:span></text:span><text:span text:style-name="T5">. Формат вывода предполагает время, уровень логирования, модуль и сообщение.</text:span></text:p>
        </text:list-item>
        <text:list-item>
          <text:p text:style-name="P8"><text:span text:style-name="T5">На почту должны отправляться сообщения уровней </text:span><text:span text:style-name="Source_20_Text"><text:span text:style-name="T7">ERROR</text:span></text:span><text:span text:style-name="T5"> и выше из </text:span><text:span text:style-name="Source_20_Text"><text:span text:style-name="T7">django.request</text:span></text:span><text:span text:style-name="T5"> и </text:span><text:span text:style-name="Source_20_Text"><text:span text:style-name="T7">django.server</text:span></text:span><text:span text:style-name="T5">, по формату как в </text:span><text:span text:style-name="Emphasis"><text:span text:style-name="T6">errors.log</text:span></text:span><text:span text:style-name="T5">, но без стэка ошибок.</text:span></text:p>
        </text:list-item>
      </text:list>
      <text:p text:style-name="P9"><text:span text:style-name="T8">Более того, при помощи фильтров указать, что в консоль сообщения отправляются только при </text:span><text:span text:style-name="Source_20_Text"><text:span text:style-name="T7">DEBUG = True</text:span></text:span><text:span text:style-name="T8">, а на почту и в файл general.log только при </text:span><text:span text:style-name="Source_20_Text"><text:span text:style-name="T7">DEBUG = False</text:span></text:span><text:span text:style-name="T8">.</text:span>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 Sans" svg:font-family="'Open Sans', 'Helvetica Neue', Helvetica, Arial, sans-serif"/>
    <style:font-face style:name="monospace" svg:font-family="monospace, serif"/>
    <style:font-face style:name="system-ui" svg:font-family="system-ui, apple-system, 'Segoe UI', Roboto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2</meta:editing-cycles>
    <meta:creation-date>2024-10-02T21:15:00</meta:creation-date>
    <dc:date>2025-06-10T03:50:48.541002899</dc:date>
    <meta:editing-duration>PT4H47M49S</meta:editing-duration>
    <meta:generator>LibreOffice/24.2.7.2$Linux_X86_64 LibreOffice_project/420$Build-2</meta:generator>
    <meta:document-statistic meta:table-count="0" meta:image-count="0" meta:object-count="0" meta:page-count="1" meta:paragraph-count="8" meta:word-count="230" meta:character-count="1679" meta:non-whitespace-character-count="1461"/>
    <meta:user-defined meta:name="AppVersion">16.0000</meta:user-defined>
    <meta:template xlink:type="simple" xlink:actuate="onRequest" xlink:title="Normal" xlink:href=""/>
  </office:meta>
</office:document-meta>
</file>